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style:line-height-at-least="0.582cm"/>
      <style:text-properties style:use-window-font-color="true" loext:opacity="0%" style:font-name="Ubuntu" fo:font-weight="normal" fo:background-color="transparent" style:font-weight-asian="normal" style:font-weight-complex="normal"/>
    </style:style>
    <style:style style:name="P2" style:family="paragraph" style:parent-style-name="Standard">
      <style:paragraph-properties fo:margin-top="0cm" fo:margin-bottom="0.499cm" style:contextual-spacing="false" style:line-height-at-least="0.582cm"/>
      <style:text-properties style:use-window-font-color="true" loext:opacity="0%" style:font-name="Ubuntu" fo:font-weight="normal" officeooo:paragraph-rsid="0022d808" fo:background-color="transparent" style:font-weight-asian="normal" style:font-weight-complex="normal"/>
    </style:style>
    <style:style style:name="P3" style:family="paragraph" style:parent-style-name="Standard">
      <style:paragraph-properties style:line-height-at-least="0.582cm"/>
      <style:text-properties style:use-window-font-color="true" loext:opacity="0%" style:font-name="Ubuntu" fo:font-weight="normal" officeooo:paragraph-rsid="0022d808" fo:background-color="transparent" style:font-weight-asian="normal" style:font-weight-complex="normal"/>
    </style:style>
    <style:style style:name="P4" style:family="paragraph" style:parent-style-name="Standard">
      <style:paragraph-properties style:line-height-at-least="0.582cm"/>
      <style:text-properties style:use-window-font-color="true" loext:opacity="0%" style:font-name="Ubuntu" fo:font-weight="normal" officeooo:paragraph-rsid="00254612" fo:background-color="transparent" style:font-weight-asian="normal" style:font-weight-complex="normal"/>
    </style:style>
    <style:style style:name="P5" style:family="paragraph" style:parent-style-name="Standard">
      <style:paragraph-properties style:line-height-at-least="0.582cm"/>
      <style:text-properties style:use-window-font-color="true" loext:opacity="0%" style:font-name="Ubuntu"/>
    </style:style>
    <style:style style:name="P6" style:family="paragraph" style:parent-style-name="Standard">
      <style:paragraph-properties style:line-height-at-least="0.582cm"/>
      <style:text-properties style:use-window-font-color="true" loext:opacity="0%" style:font-name="Ubuntu" officeooo:paragraph-rsid="0024f934"/>
    </style:style>
    <style:style style:name="P7" style:family="paragraph" style:parent-style-name="Standard">
      <style:paragraph-properties style:line-height-at-least="0.582cm"/>
      <style:text-properties style:use-window-font-color="true" loext:opacity="0%" style:font-name="Ubuntu" fo:font-size="12pt" fo:font-weight="normal" officeooo:paragraph-rsid="0022d808" fo:background-color="transparent" style:font-weight-asian="normal" style:font-weight-complex="normal"/>
    </style:style>
    <style:style style:name="P8" style:family="paragraph" style:parent-style-name="Standard">
      <style:paragraph-properties style:line-height-at-least="0.582cm"/>
      <style:text-properties style:use-window-font-color="true" loext:opacity="0%" style:font-name="Ubuntu" fo:font-size="12pt" fo:font-weight="normal" officeooo:paragraph-rsid="0022fc35" fo:background-color="transparent" style:font-weight-asian="normal" style:font-weight-complex="normal"/>
    </style:style>
    <style:style style:name="P9" style:family="paragraph" style:parent-style-name="Standard">
      <style:paragraph-properties style:line-height-at-least="0.582cm"/>
      <style:text-properties style:use-window-font-color="true" loext:opacity="0%" style:font-name="Ubuntu" fo:font-size="12pt" fo:font-weight="normal" officeooo:paragraph-rsid="0024f934" fo:background-color="transparent" style:font-weight-asian="normal" style:font-weight-complex="normal"/>
    </style:style>
    <style:style style:name="P10" style:family="paragraph" style:parent-style-name="Standard">
      <style:paragraph-properties style:line-height-at-least="0.582cm"/>
      <style:text-properties style:use-window-font-color="true" loext:opacity="0%" style:font-name="Ubuntu" fo:font-size="12pt" fo:font-weight="normal" officeooo:paragraph-rsid="00254612" fo:background-color="transparent" style:font-weight-asian="normal" style:font-weight-complex="normal"/>
    </style:style>
    <style:style style:name="P11" style:family="paragraph" style:parent-style-name="Standard">
      <style:paragraph-properties style:line-height-at-least="0.582cm"/>
      <style:text-properties style:use-window-font-color="true" loext:opacity="0%" style:font-name="Ubuntu" fo:font-size="12pt" fo:font-style="italic" fo:font-weight="normal" officeooo:paragraph-rsid="0022d808" fo:background-color="transparent" style:font-style-asian="italic" style:font-weight-asian="normal" style:font-style-complex="italic" style:font-weight-complex="normal"/>
    </style:style>
    <style:style style:name="P12" style:family="paragraph" style:parent-style-name="Standard">
      <style:paragraph-properties style:line-height-at-least="0.582cm"/>
      <style:text-properties style:use-window-font-color="true" loext:opacity="0%" style:font-name="Ubuntu" fo:font-size="12pt" fo:font-style="italic" fo:font-weight="bold" officeooo:rsid="0022fc35" officeooo:paragraph-rsid="0022fc35" fo:background-color="transparent" style:font-style-asian="italic" style:font-weight-asian="bold" style:font-style-complex="italic" style:font-weight-complex="bold"/>
    </style:style>
    <style:style style:name="P13" style:family="paragraph" style:parent-style-name="Standard">
      <style:paragraph-properties style:line-height-at-least="0.582cm"/>
      <style:text-properties style:use-window-font-color="true" loext:opacity="0%" style:font-name="Ubuntu" fo:font-size="12pt" fo:font-weight="bold" officeooo:paragraph-rsid="0024f934" fo:background-color="transparent" style:font-weight-asian="bold" style:font-weight-complex="bold"/>
    </style:style>
    <style:style style:name="P14" style:family="paragraph" style:parent-style-name="Standard">
      <style:paragraph-properties style:line-height-at-least="0.582cm"/>
      <style:text-properties style:use-window-font-color="true" loext:opacity="0%" style:font-name="Ubuntu" fo:font-size="12pt" fo:font-weight="bold" officeooo:paragraph-rsid="00254612" fo:background-color="transparent" style:font-weight-asian="bold" style:font-weight-complex="bold"/>
    </style:style>
    <style:style style:name="P15" style:family="paragraph" style:parent-style-name="Standard">
      <style:paragraph-properties style:line-height-at-least="0.582cm" fo:text-align="center" style:justify-single-word="false"/>
      <style:text-properties fo:color="#468a1a" loext:opacity="100%" style:font-name="Ubuntu" fo:font-weight="bold" fo:background-color="transparent" style:font-weight-asian="bold" style:font-weight-complex="bold"/>
    </style:style>
    <style:style style:name="P16" style:family="paragraph" style:parent-style-name="Standard">
      <style:paragraph-properties style:line-height-at-least="0.582cm"/>
      <style:text-properties style:use-window-font-color="true" loext:opacity="0%" style:font-name="Ubuntu" fo:font-size="12pt" fo:font-weight="normal" officeooo:paragraph-rsid="0022d808" fo:background-color="transparent" style:font-weight-asian="normal" style:font-weight-complex="normal"/>
    </style:style>
    <style:style style:name="P17" style:family="paragraph" style:parent-style-name="Standard">
      <style:paragraph-properties style:line-height-at-least="0.582cm"/>
      <style:text-properties style:use-window-font-color="true" loext:opacity="0%" style:font-name="Ubuntu" fo:font-size="12pt" fo:font-weight="normal" officeooo:paragraph-rsid="00277d41" fo:background-color="transparent" style:font-weight-asian="normal" style:font-weight-complex="normal"/>
    </style:style>
    <style:style style:name="P18" style:family="paragraph" style:parent-style-name="Standard">
      <style:paragraph-properties style:line-height-at-least="0.582cm"/>
      <style:text-properties style:use-window-font-color="true" loext:opacity="0%" style:font-name="Ubuntu" fo:font-size="12pt" fo:font-weight="normal" officeooo:rsid="00277d41" officeooo:paragraph-rsid="00277d41" fo:background-color="transparent" style:font-weight-asian="normal" style:font-weight-complex="normal"/>
    </style:style>
    <style:style style:name="P19" style:family="paragraph" style:parent-style-name="Standard">
      <style:paragraph-properties style:line-height-at-least="0.582cm"/>
      <style:text-properties style:use-window-font-color="true" loext:opacity="0%" style:font-name="Ubuntu" fo:font-size="12pt" fo:font-weight="bold" officeooo:rsid="00277d41" officeooo:paragraph-rsid="00277d41" fo:background-color="transparent" style:font-weight-asian="bold" style:font-weight-complex="bold"/>
    </style:style>
    <style:style style:name="P20" style:family="paragraph" style:parent-style-name="Standard">
      <style:paragraph-properties style:line-height-at-least="0.582cm"/>
      <style:text-properties fo:color="#000000" loext:opacity="100%" style:font-name="Ubuntu" fo:font-size="12pt" fo:font-style="italic" fo:font-weight="bold" officeooo:paragraph-rsid="0022d808" fo:background-color="transparent" style:font-style-asian="italic" style:font-weight-asian="bold" style:font-style-complex="italic" style:font-weight-complex="bold"/>
    </style:style>
    <style:style style:name="T1" style:family="text">
      <style:text-properties fo:font-size="16pt" style:font-size-asian="16pt" style:font-size-complex="16pt"/>
    </style:style>
    <style:style style:name="T2" style:family="text">
      <style:text-properties fo:font-size="16pt" officeooo:rsid="00234fd8" style:font-size-asian="16pt" style:font-size-complex="16pt"/>
    </style:style>
    <style:style style:name="T3" style:family="text">
      <style:text-properties fo:font-size="12pt"/>
    </style:style>
    <style:style style:name="T4" style:family="text">
      <style:text-properties fo:font-size="12pt" fo:font-weight="normal" fo:background-color="transparent" loext:char-shading-value="0" style:font-weight-asian="normal" style:font-weight-complex="normal"/>
    </style:style>
    <style:style style:name="T5" style:family="text">
      <style:text-properties fo:font-size="12pt" fo:font-weight="normal" officeooo:rsid="001a8acf" fo:background-color="transparent" loext:char-shading-value="0" style:font-weight-asian="normal" style:font-weight-complex="normal"/>
    </style:style>
    <style:style style:name="T6" style:family="text">
      <style:text-properties fo:font-size="12pt" officeooo:rsid="0022d808"/>
    </style:style>
    <style:style style:name="T7" style:family="text">
      <style:text-properties fo:color="#000000" loext:opacity="100%" fo:font-size="12pt" fo:font-weight="bold" style:font-weight-asian="bold" style:font-weight-complex="bold"/>
    </style:style>
    <style:style style:name="T8" style:family="text">
      <style:text-properties fo:color="#000000" loext:opacity="100%" fo:font-size="12pt" fo:font-weight="bold" officeooo:rsid="0024dab5" style:font-weight-asian="bold" style:font-weight-complex="bold"/>
    </style:style>
    <style:style style:name="T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My Linux </text:span><text:span text:style-name="T2">hints</text:span></text:p>
      <text:p text:style-name="P1"/>
      <text:p text:style-name="P12">Gnome</text:p>
      <text:p text:style-name="P8">Installiere gnome-tweaks, die Browser Gnome Shell Integration und die gnome-extensions-app</text:p>
      <text:p text:style-name="P5"/>
      <text:p text:style-name="P5"/>
      <text:p text:style-name="P5"/>
      <text:p text:style-name="P5"/>
      <text:p text:style-name="P10"><text:span text:style-name="T9">X oder X Window System</text:span> </text:p>
      <text:p text:style-name="P10">Linux-GUI, lädt den Service Display Manager</text:p>
      <text:p text:style-name="P10">A desktop environment consists of a session manager, which starts and maintains the components of the graphical session, and the window manager,</text:p>
      <text:p text:style-name="P10">which controls the placement and movement of windows, window title-bars, and controls.</text:p>
      <text:p text:style-name="P10">Although these can be mixed, generally a set of utilities, session manager, and window manager are used together as a unit, </text:p>
      <text:p text:style-name="P10">and together provide a seamless desktop environment. If the display manager is not started by default in the default runlevel,</text:p>
      <text:p text:style-name="P10">you can start the graphical desktop different way, after logging on to a text-mode console, by running startx from the command line. </text:p>
      <text:p text:style-name="P10">Or, you can start the display manager (gdm, lightdm, kdm, xdm, etc.) manually from the command line. This differs from running startx as the</text:p>
      <text:p text:style-name="P10">display managers will project a sign in screen. We discuss them next.</text:p>
      <text:p text:style-name="P4"/>
      <text:p text:style-name="P14">Turning Off the Graphical Desktop</text:p>
      <text:p text:style-name="P10">Linux distributions can start and stop the graphical desktop in various ways. The exact method differs from distribution and among distribution versions. </text:p>
      <text:p text:style-name="P10">For the newer systemd-based distributions, the display manager is run as a service, you can stop the GUI desktop with the systemctl utility and most distributions</text:p>
      <text:p text:style-name="P10">will also work with the telinit command, as in:</text:p>
      <text:p text:style-name="P10">$ sudo systemctl stop gdm (or sudo telinit 3)</text:p>
      <text:p text:style-name="P10">and restart it (after logging into the console) with:</text:p>
      <text:p text:style-name="P10">$ sudo systemctl start gdm (or sudo telinit 5)</text:p>
      <text:p text:style-name="P10">On Ubuntu versions before 18.04 LTS, substitute lightdm for gdm.</text:p>
      <text:p text:style-name="P5"/>
      <text:p text:style-name="P13">Switching Users</text:p>
      <text:p text:style-name="P9">Linux is a true multi-user operating system, which allows more than one user to be simultaneously logged in. </text:p>
      <text:p text:style-name="P9">If more than one person uses the system, it is best for each person to have their own user account and password. This allows for individualized settings, </text:p>
      <text:p text:style-name="P6"><text:span text:style-name="T4">home directories, and other files. Users can take turns using the machine, while keeping everyone's sessions alive, or even be logged in simultaneously </text:span><text:span text:style-name="T5">sessions.</text:span></text:p>
      <text:p text:style-name="P5"/>
      <text:p text:style-name="P2"><text:soft-page-break/><text:span text:style-name="T8">Application list for Linux i</text:span><text:span text:style-name="T7">nstall</text:span><text:span text:style-name="T8">ation</text:span><text:span text:style-name="T3"> </text:span></text:p>
      <text:p text:style-name="P7">apt list --installed &gt; allthethings.txt</text:p>
      <text:p text:style-name="P7">Install software from a text file:</text:p>
      <text:p text:style-name="P7">[root@host ~]# xargs -a allthethings.txt apt install</text:p>
      <text:p text:style-name="P3"/>
      <text:p text:style-name="P7">dpkg-query -f '${binary:Package}\n' -W &gt; allthethings.txt</text:p>
      <text:p text:style-name="P7">Install software from a text file:</text:p>
      <text:p text:style-name="P7">[root@host ~]# apt-get install &lt; allthethings.txt</text:p>
      <text:p text:style-name="P3"/>
      <text:p text:style-name="P11">Further Detail</text:p>
      <text:p text:style-name="P7">After reinstalling your base Linux system, copy or upload a copy of the ‘allthethings.txt’ file to your system. Please ensure you have installed the same version of your OS on your new or remote system. Once the file has been copied, install the packages from the allthethings.txt file using one of the above noted commands as the root user. The package manager will install all of the packages listed in the ‘allthethings.txt’ file on your system.</text:p>
      <text:p text:style-name="P7"/>
      <text:p text:style-name="P3"><text:span text:style-name="T6">URL: </text:span><text:a xlink:type="simple" xlink:href="https://www.liquidweb.com/kb/how-to-create-a-software-install-list/" text:style-name="Internet_20_link" text:visited-style-name="Visited_20_Internet_20_Link"><text:span text:style-name="T6">h</text:span></text:a><text:a xlink:type="simple" xlink:href="https://www.liquidweb.com/kb/how-to-create-a-software-install-list/" text:style-name="Internet_20_link" text:visited-style-name="Visited_20_Internet_20_Link"><text:span text:style-name="T3">ttps://www.liquidweb.com/kb/how-to-create-a-software-install-list/</text:span></text:a></text:p>
      <text:p text:style-name="P7"/>
      <text:p text:style-name="P19">Firefox Developer Edition Install</text:p>
      <text:p text:style-name="P18">Step 1 Download the firefox*.tar.bz2 file from Mozilla’s website.</text:p>
      <text:p text:style-name="P18">Step 2 Open Terminal.</text:p>
      <text:p text:style-name="P18">Step 3 Navigate to the folder where the file is saved.</text:p>
      <text:p text:style-name="P18">Step 4 Copy firefox*.tar.bz2 file to the /opt folder.</text:p>
      <text:p text:style-name="P18">sudo cp -rp firefox*.tar.bz2 /opt</text:p>
      <text:p text:style-name="P18">Step 5 Delete the downloaded firefox*.tar.bz2 file.</text:p>
      <text:p text:style-name="P18">sudo rm -rf firefox*.tar.bz2</text:p>
      <text:p text:style-name="P18">Step 6 Navigate to the /opt directory.</text:p>
      <text:p text:style-name="P18">cd ~</text:p>
      <text:p text:style-name="P18">cd /opt</text:p>
      <text:p text:style-name="P18">Step 7 Un-tar the firefox*.tar.bz2 file in opt folder.</text:p>
      <text:p text:style-name="P18">sudo tar xjf firefox*.tar.bz2</text:p>
      <text:p text:style-name="P18">Step 8 Delete the firefox*.tar.bz2 file in opt folder.</text:p>
      <text:p text:style-name="P18">sudo rm -rf firefox*.tar.bz2</text:p>
      <text:p text:style-name="P18">Step 9 Change ownership of the folder containing Firefox Developer Edition /opt/firefox</text:p>
      <text:p text:style-name="P18">sudo chown -R $USER /opt/firefox</text:p>
      <text:p text:style-name="P18"/>
      <text:p text:style-name="P18">Step 10 Create the Firefox Developer Edition's shortcut</text:p>
      <text:p text:style-name="P18">nano ~/.local/share/applications/firefox_dev.desktop</text:p>
      <text:p text:style-name="P18"/>
      <text:p text:style-name="P18">The content of this file is:</text:p>
      <text:p text:style-name="P18">[Desktop Entry]</text:p>
      <text:p text:style-name="P18">Name=Firefox Developer </text:p>
      <text:p text:style-name="P18"><text:soft-page-break/>GenericName=Firefox Developer Edition</text:p>
      <text:p text:style-name="P18">Exec=/opt/firefox/firefox %u</text:p>
      <text:p text:style-name="P18">Terminal=false</text:p>
      <text:p text:style-name="P18">Icon=/opt/firefox/browser/chrome/icons/default/default128.png</text:p>
      <text:p text:style-name="P18">Type=Application</text:p>
      <text:p text:style-name="P18">Categories=Application;Network;X-Developer;</text:p>
      <text:p text:style-name="P18">Comment=Firefox Developer Edition Web Browser.</text:p>
      <text:p text:style-name="P18">StartupWMClass=Firefox Developer Edition</text:p>
      <text:p text:style-name="P18"/>
      <text:p text:style-name="P18">Step 10 Mark the launcher as trusted and make it executable.</text:p>
      <text:p text:style-name="P18">chmod +x ~/.local/share/applications/firefox_dev.desktop</text:p>
      <text:p text:style-name="P7"/>
      <text:p text:style-name="P18">URL: <text:a xlink:type="simple" xlink:href="https://dev.to/harrsh2124/how-to-setup-firefox-developer-edition-on-ubuntu-4inp" text:style-name="Internet_20_link" text:visited-style-name="Visited_20_Internet_20_Link">https://dev.to/harrsh2124/how-to-setup-firefox-developer-edition-on-ubuntu-4inp</text:a></text:p>
      <text:p text:style-name="P17"/>
      <text:p text:style-name="P20">How to delete OS from boot menu</text:p>
      <text:p text:style-name="P7">The menu to which you refer is the firmware's built-in boot manager. Its entries are stored in NVRAM, and can be edited by any number of tools in various environments:</text:p>
      <text:p text:style-name="P7">Some EFIs provide a means to do this via their setup utility. Details vary from one system to another, though, and many don't permit you to add or delete boot manager entries.</text:p>
      <text:p text:style-name="P7">The EFI version 2 shell provides a command called bcfg that can do the job. You'd need to do bcfg boot dump -b to see the entries, then bcfg boot rm # to delete entry number # -- # must be the number associated with whatever entry you want to remove. For example, if the entry is Boot0002 Fedora, then # is 2.</text:p>
      <text:p text:style-name="P7"/>
      <text:p text:style-name="P7">In Linux, efibootmgr can do the job: Type efibootmgr or efibootmgr -v to see the entries, then do efibootmgr -b # -B to delete entry #. (You must type these commands as root or using sudo.)</text:p>
      <text:p text:style-name="P7">In Windows, the EasyUEFI tool should be able to handle the job, although I've only toyed with it briefly, so I can't give detailed instructions.</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5T17:57:25.086655200</meta:creation-date>
    <dc:date>2022-04-05T20:23:49.345207333</dc:date>
    <meta:editing-duration>PT47M26S</meta:editing-duration>
    <meta:editing-cycles>13</meta:editing-cycles>
    <meta:generator>LibreOffice/7.3.2.2$Linux_X86_64 LibreOffice_project/454130fadb9a820d3728b86ccb63c8f359d70528</meta:generator>
    <meta:document-statistic meta:table-count="0" meta:image-count="0" meta:object-count="0" meta:page-count="3" meta:paragraph-count="73" meta:word-count="803" meta:character-count="5223" meta:non-whitespace-character-count="4486"/>
  </office:meta>
</office:document-meta>
</file>